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ve </text:p>
      <text:p text:style-name="Standard">Level 2</text:p>
      <text:p text:style-name="Standard"/>
      <text:p text:style-name="Standard"/>
      <text:p text:style-name="Standard">Step 1: </text:p>
      <text:p text:style-name="Standard"><text:tab/>Page layout</text:p>
      <text:p text:style-name="Standard"><text:tab/>Plain HTML with external CSS file</text:p>
      <text:p text:style-name="Standard"/>
      <text:p text:style-name="Standard"/>
      <text:p text:style-name="Standard"/>
      <text:p text:style-name="Standard">Details:</text:p>
      <text:p text:style-name="Standard">@page <text:tab/>:</text:p>
      <text:p text:style-name="Standard"><text:tab/>Regions, blocks, elements</text:p>
      <text:p text:style-name="Standard"><text:tab/>regions -&gt; a region -&gt; blocks -&gt; a block -&gt; elements -&gt; an element</text:p>
      <text:p text:style-name="Standard"><text:tab/>Regions have ids like: r_1, r_2, r_3, etc</text:p>
      <text:p text:style-name="Standard"><text:tab/>Blocks have ids like: b_1_1, <text:s/>b_1_2, <text:s/>b_2_1</text:p>
      <text:p text:style-name="Standard"><text:tab/>Blocks and regions may have names, classes and attributes too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0-23T21:41:45.12</meta:creation-date>
    <dc:date>2017-01-14T22:42:47.64</dc:date>
    <meta:editing-duration>PT22H</meta:editing-duration>
    <meta:editing-cycles>14</meta:editing-cycles>
    <meta:generator>OpenOffice/4.1.2$Win32 OpenOffice.org_project/412m3$Build-9782</meta:generator>
    <meta:document-statistic meta:table-count="0" meta:image-count="0" meta:object-count="0" meta:page-count="1" meta:paragraph-count="12" meta:word-count="58" meta:character-count="323"/>
  </office:meta>
</office:document-meta>
</file>